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Light" svg:font-family="'Cantarell Light'" style:font-adornments="Light" style:font-pitch="variable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ans" svg:font-family="Sans" style:font-family-generic="swiss"/>
  </office:font-face-decls>
  <office:automatic-styles>
    <style:style style:name="Table20" style:family="table">
      <style:table-properties style:width="7.7653in" table:align="margins"/>
    </style:style>
    <style:style style:name="Table20.A" style:family="table-column">
      <style:table-column-properties style:column-width="7.7653in" style:rel-column-width="65535*"/>
    </style:style>
    <style:style style:name="Table20.1" style:family="table-row">
      <style:table-row-properties style:min-row-height="0.5382in"/>
    </style:style>
    <style:style style:name="Table20.A1" style:family="table-cell">
      <style:table-cell-properties fo:padding="0.0382in" fo:border-left="0.5pt solid #000000" fo:border-right="none" fo:border-top="none" fo:border-bottom="none" style:writing-mode="page"/>
    </style:style>
    <style:style style:name="Table21" style:family="table">
      <style:table-properties style:width="7.7653in" table:align="margins"/>
    </style:style>
    <style:style style:name="Table21.A" style:family="table-column">
      <style:table-column-properties style:column-width="7.7653in" style:rel-column-width="65535*"/>
    </style:style>
    <style:style style:name="Table21.A1" style:family="table-cell">
      <style:table-cell-properties fo:padding="0.0382in" fo:border="0.5pt solid #000000" style:writing-mode="page"/>
    </style:style>
    <style:style style:name="Table22" style:family="table">
      <style:table-properties style:width="7.7653in" table:align="margins"/>
    </style:style>
    <style:style style:name="Table22.A" style:family="table-column">
      <style:table-column-properties style:column-width="7.7653in" style:rel-column-width="65535*"/>
    </style:style>
    <style:style style:name="Table22.A1" style:family="table-cell">
      <style:table-cell-properties fo:padding="0.0382in" fo:border-left="0.5pt solid #000000" fo:border-right="none" fo:border-top="none" fo:border-bottom="none" style:writing-mode="page"/>
    </style:style>
    <style:style style:name="P1" style:family="paragraph" style:parent-style-name="Preformatted_20_Text">
      <style:paragraph-properties fo:text-align="justify" style:justify-single-word="false"/>
      <style:text-properties style:font-name="Cantarell Light" fo:font-size="12pt" fo:language="ru" fo:country="RU" officeooo:rsid="000ef6c7" officeooo:paragraph-rsid="0101aa1a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Cantarell Light" fo:font-size="12pt" fo:language="ru" fo:country="RU" officeooo:rsid="00f8bdfe" officeooo:paragraph-rsid="00fbfd22" style:font-size-asian="12pt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line-height="115%" fo:text-align="justify" style:justify-single-word="false"/>
      <style:text-properties style:font-name="Cantarell Light" fo:font-size="12pt" fo:language="ru" fo:country="RU" officeooo:rsid="00cfdbfa" officeooo:paragraph-rsid="00cfdbfa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Cantarell Light" fo:font-size="12pt" fo:language="ru" fo:country="RU" fo:font-weight="normal" officeooo:rsid="00b949e7" officeooo:paragraph-rsid="00cf12ee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style:font-name="Cantarell Light" fo:font-size="12pt" fo:language="ru" fo:country="RU" officeooo:rsid="00737aea" officeooo:paragraph-rsid="0101aa1a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Sans" fo:font-size="14pt" fo:language="ru" fo:country="RU" officeooo:rsid="00f8bdfe" officeooo:paragraph-rsid="00fbfd22" style:font-size-asian="14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line-height="115%" fo:text-align="justify" style:justify-single-word="false"/>
      <style:text-properties style:font-name="Consolas" fo:font-size="12pt" fo:language="ru" fo:country="RU" officeooo:rsid="00cfdbfa" officeooo:paragraph-rsid="00d13e6e" style:font-size-asian="12pt" style:font-size-complex="12pt"/>
    </style:style>
    <style:style style:name="P8" style:family="paragraph" style:parent-style-name="Standard">
      <loext:graphic-properties draw:fill-gradient-name="gradient" draw:fill-hatch-name="hatch"/>
      <style:paragraph-properties fo:line-height="115%" fo:text-align="justify" style:justify-single-word="false"/>
      <style:text-properties style:font-name="Consolas" fo:language="ru" fo:country="RU" officeooo:rsid="002d4c47" officeooo:paragraph-rsid="00d13e6e"/>
    </style:style>
    <style:style style:name="P9" style:family="paragraph" style:parent-style-name="Text_20_body">
      <style:paragraph-properties fo:text-align="justify" style:justify-single-word="false"/>
      <style:text-properties fo:language="ru" fo:country="RU" fo:font-weight="normal" officeooo:rsid="00b6fcf9" officeooo:paragraph-rsid="00cf12ee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language="ru" fo:country="RU" fo:font-weight="normal" officeooo:rsid="00cf12ee" officeooo:paragraph-rsid="00cf12ee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language="ru" fo:country="RU" fo:font-weight="normal" officeooo:rsid="00d8526b" officeooo:paragraph-rsid="00d8526b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ru" fo:country="RU" fo:font-weight="normal" officeooo:rsid="01042139" officeooo:paragraph-rsid="01042139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language="ru" fo:country="RU" fo:font-weight="bold" officeooo:rsid="00d8526b" officeooo:paragraph-rsid="00d8526b" style:font-weight-asian="bold" style:font-weight-complex="bold"/>
    </style:style>
    <style:style style:name="P14" style:family="paragraph" style:parent-style-name="Heading_20_2">
      <style:paragraph-properties fo:text-align="start" style:justify-single-word="false"/>
      <style:text-properties style:font-name="Cantarell Light" fo:font-size="14pt" fo:language="ru" fo:country="RU" officeooo:rsid="004f58fd" officeooo:paragraph-rsid="00bfcce0" style:font-size-asian="14pt" style:font-size-complex="14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Cantarell Light" fo:font-size="12pt" fo:language="ru" fo:country="RU" officeooo:rsid="00feb190" officeooo:paragraph-rsid="00feb190" style:font-size-asian="12pt" style:font-size-complex="12pt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ru" fo:country="RU" officeooo:rsid="00feb190" officeooo:paragraph-rsid="00feb190"/>
    </style:style>
    <style:style style:name="T1" style:family="text">
      <style:text-properties style:font-name="Cantarell Light" fo:font-size="12pt" style:font-size-asian="12pt" style:font-size-complex="12pt"/>
    </style:style>
    <style:style style:name="T2" style:family="text">
      <style:text-properties style:font-name="Cantarell Light" fo:font-size="12pt" officeooo:rsid="0064a9a0" style:font-size-asian="12pt" style:font-size-complex="12pt"/>
    </style:style>
    <style:style style:name="T3" style:family="text">
      <style:text-properties style:font-name="Cantarell Light" fo:font-size="12pt" officeooo:rsid="0093b5c3" style:font-size-asian="12pt" style:font-size-complex="12pt"/>
    </style:style>
    <style:style style:name="T4" style:family="text">
      <style:text-properties style:font-name="Cantarell Light" fo:font-size="12pt" officeooo:rsid="00b949e7" style:font-size-asian="12pt" style:font-size-complex="12pt"/>
    </style:style>
    <style:style style:name="T5" style:family="text">
      <style:text-properties style:font-name="Cantarell Light" fo:font-size="12pt" officeooo:rsid="00da0dbf" style:font-size-asian="12pt" style:font-size-complex="12pt"/>
    </style:style>
    <style:style style:name="T6" style:family="text">
      <style:text-properties style:font-name="Cantarell Light" fo:font-size="12pt" officeooo:rsid="00d614b1" style:font-size-asian="12pt" style:font-size-complex="12pt"/>
    </style:style>
    <style:style style:name="T7" style:family="text">
      <style:text-properties style:font-name="Cantarell Light" fo:font-size="12pt" officeooo:rsid="00d4e6aa" style:font-size-asian="12pt" style:font-size-complex="12pt"/>
    </style:style>
    <style:style style:name="T8" style:family="text">
      <style:text-properties style:font-name="Cantarell Light" fo:font-size="12pt" officeooo:rsid="00d69b99" style:font-size-asian="12pt" style:font-size-complex="12pt"/>
    </style:style>
    <style:style style:name="T9" style:family="text">
      <style:text-properties style:font-name="Cantarell Light" fo:font-size="12pt" officeooo:rsid="00fd8d02" style:font-size-asian="12pt" style:font-size-complex="12pt"/>
    </style:style>
    <style:style style:name="T10" style:family="text">
      <style:text-properties style:font-name="Cantarell Light" fo:font-size="12pt" officeooo:rsid="00cfdbfa" style:font-size-asian="12pt" style:font-size-complex="12pt"/>
    </style:style>
    <style:style style:name="T11" style:family="text">
      <style:text-properties style:font-name="Cantarell Light" fo:font-size="12pt" officeooo:rsid="0102e236" style:font-size-asian="12pt" style:font-size-complex="12pt"/>
    </style:style>
    <style:style style:name="T12" style:family="text">
      <style:text-properties style:font-name="Cantarell Light" fo:font-size="12pt" officeooo:rsid="00d13e6e" style:font-size-asian="12pt" style:font-size-complex="12pt"/>
    </style:style>
    <style:style style:name="T13" style:family="text">
      <style:text-properties style:font-name="Cantarell Light" fo:font-size="12pt" officeooo:rsid="01051fe2" style:font-size-asian="12pt" style:font-size-complex="12pt"/>
    </style:style>
    <style:style style:name="T14" style:family="text">
      <style:text-properties style:font-name="Cantarell Light" fo:font-size="12pt" officeooo:rsid="01734b3c" style:font-size-asian="12pt" style:font-size-complex="12pt"/>
    </style:style>
    <style:style style:name="T15" style:family="text">
      <style:text-properties style:font-name="Cantarell Light" fo:font-size="12pt" officeooo:rsid="01007bcd" style:font-size-asian="12pt" style:font-size-complex="12pt"/>
    </style:style>
    <style:style style:name="T16" style:family="text">
      <style:text-properties style:font-name="Cantarell Light" fo:font-size="12pt" officeooo:rsid="01018cbb" style:font-size-asian="12pt" style:font-size-complex="12pt"/>
    </style:style>
    <style:style style:name="T17" style:family="text">
      <style:text-properties style:font-name="Cantarell Light" fo:font-size="12pt" officeooo:rsid="01055b64" style:font-size-asian="12pt" style:font-size-complex="12pt"/>
    </style:style>
    <style:style style:name="T18" style:family="text">
      <style:text-properties style:font-name="Cantarell Light" fo:font-size="12pt" fo:font-weight="normal" officeooo:rsid="00d8526b" style:font-size-asian="12pt" style:font-weight-asian="normal" style:font-size-complex="12pt" style:font-weight-complex="normal"/>
    </style:style>
    <style:style style:name="T19" style:family="text">
      <style:text-properties style:font-name="Cantarell Light"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officeooo:rsid="001da62b" style:font-size-asian="12pt" style:font-size-complex="12pt"/>
    </style:style>
    <style:style style:name="T21" style:family="text">
      <style:text-properties fo:font-size="12pt" officeooo:rsid="0029472a" style:font-size-asian="12pt" style:font-size-complex="12pt"/>
    </style:style>
    <style:style style:name="T22" style:family="text">
      <style:text-properties fo:font-size="12pt" officeooo:rsid="001b3912" style:font-size-asian="12pt" style:font-size-complex="12pt"/>
    </style:style>
    <style:style style:name="T23" style:family="text">
      <style:text-properties fo:font-size="12pt" officeooo:rsid="000dc2b3" style:font-size-asian="12pt" style:font-size-complex="12pt"/>
    </style:style>
    <style:style style:name="T24" style:family="text">
      <style:text-properties fo:font-size="12pt" officeooo:rsid="00cfdbfa" style:font-size-asian="12pt" style:font-size-complex="12pt"/>
    </style:style>
    <style:style style:name="T25" style:family="text">
      <style:text-properties fo:font-size="12pt" fo:font-weight="bold" officeooo:rsid="00b53757" style:font-size-asian="12pt" style:font-weight-asian="bold" style:font-size-complex="12pt" style:font-weight-complex="bold"/>
    </style:style>
    <style:style style:name="T26" style:family="text">
      <style:text-properties officeooo:rsid="00b40582"/>
    </style:style>
    <style:style style:name="T27" style:family="text">
      <style:text-properties officeooo:rsid="012e5830"/>
    </style:style>
    <style:style style:name="T28" style:family="text">
      <style:text-properties officeooo:rsid="01018cbb" style:font-size-asian="12pt"/>
    </style:style>
    <style:style style:name="T29" style:family="text">
      <style:text-properties officeooo:rsid="0101aa1a" style:font-size-asian="12pt"/>
    </style:style>
    <style:style style:name="T30" style:family="text">
      <style:text-properties officeooo:rsid="01076d01" style:font-size-asian="12pt"/>
    </style:style>
    <style:style style:name="T31" style:family="text">
      <style:text-properties officeooo:rsid="010b131c" style:font-size-asian="12pt"/>
    </style:style>
    <style:style style:name="T32" style:family="text">
      <style:text-properties officeooo:rsid="010b19e0" style:font-size-asian="12pt"/>
    </style:style>
    <style:style style:name="T33" style:family="text">
      <style:text-properties officeooo:rsid="010c2481" style:font-size-asian="12pt"/>
    </style:style>
    <style:style style:name="T34" style:family="text">
      <style:text-properties officeooo:rsid="010ef7ef" style:font-size-asian="12pt"/>
    </style:style>
    <style:style style:name="T35" style:family="text">
      <style:text-properties officeooo:rsid="0110054c" style:font-size-asian="12pt"/>
    </style:style>
    <style:style style:name="T36" style:family="text">
      <style:text-properties officeooo:rsid="0111ebc9" style:font-size-asian="12pt"/>
    </style:style>
    <style:style style:name="T37" style:family="text">
      <style:text-properties officeooo:rsid="01a33182"/>
    </style:style>
    <text:list-style style:name="L1">
      <text:list-level-style-bullet text:level="1" text:style-name="Bullet_20_Symbols" loext:num-list-format="%1%." style:num-suffix="." text:bullet-char="─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>Лабораторная работа <text:span text:style-name="T37">5</text:span><text:span text:style-name="T26">*<text:line-break/></text:span><text:span text:style-name="T25">Веб-сервер</text:span></text:h>
      <text:p text:style-name="P6"><text:span text:style-name="T2">В</text:span><text:span text:style-name="T1">ариантов не предполагается</text:span></text:p>
      <text:p text:style-name="P2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9"><text:span text:style-name="T1">Выполнение данной лабораторной работы, как и других заданий </text:span><text:span text:style-name="T3">«со звездочкой» </text:span><text:span text:style-name="T4">не является обя­зательным, однако необходимо для получения автомата по данной дисциплине.</text:span></text:p>
          </table:table-cell>
        </table:table-row>
      </table:table>
      <text:p text:style-name="P4"/>
      <text:p text:style-name="P10"><text:span text:style-name="T4">В</text:span><text:span text:style-name="T1">ам необходимо реализовать приложение выполняющее функции простей</text:span><text:span text:style-name="T5">ш</text:span><text:span text:style-name="T1">его веб-сервера </text:span><text:span text:style-name="T6">отдаю­щего статический контент из папки </text:span><text:span text:style-name="T7">(аналога nginx, lighthttpd)</text:span><text:span text:style-name="T1">. Запускаться </text:span><text:span text:style-name="T8">вебсервер</text:span><text:span text:style-name="T1"> </text:span><text:span text:style-name="T8">должен</text:span><text:span text:style-name="T1"> в кон­тексте venv, посредством вызова shell-скрипта (bash/sh) из директории проекта. Скрипт должен иметь имя </text:span><text:span text:style-name="T19">ws.sh</text:span><text:span text:style-name="T1"> и запускать ваше приложение. В качестве параметра он </text:span><text:span text:style-name="T9">должен</text:span><text:span text:style-name="T1"> принимать порт (параметр) </text:span><text:span text:style-name="T19">-p</text:span><text:span text:style-name="T1">. </text:span><text:span text:style-name="T10">В случае </text:span><text:span text:style-name="T11">отсутствия </text:span><text:span text:style-name="T10">переданного порта, портом по-умолчанию будет 9999.</text:span><text:span text:style-name="T1"> </text:span><text:span text:style-name="T12">Пример запуска скрипта: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8"><text:span text:style-name="T24">cd </text:span><text:span text:style-name="T20">b</text:span><text:span text:style-name="T21">2</text:span><text:span text:style-name="T22">_</text:span><text:span text:style-name="T23">61_1_John_Doe_</text:span><text:span text:style-name="T24">5</text:span></text:p>
            <text:p text:style-name="P7">./ws.sh -p 8080</text:p>
          </table:table-cell>
        </table:table-row>
      </table:table>
      <text:p text:style-name="P3"/>
      <text:p text:style-name="P11"><text:span text:style-name="T1">Отдаваемый контент должен находиться в папке </text:span><text:span text:style-name="T19">webapp</text:span><text:span text:style-name="T1">, которая </text:span><text:span text:style-name="T19">должна</text:span><text:span text:style-name="T1"> располагаться внутри про­екта. Это не очень практично, однако удобно для тестирования. Ваш веб-сервер должен быть в со­стоянии отдавать файлы следующих форматов </text:span><text:span text:style-name="T19">с корректным Content-Type</text:span><text:span text:style-name="T1">.</text:span></text:p>
      <text:p text:style-name="P13"><text:span text:style-name="T13">Требования к </text:span><text:span text:style-name="T14">поддрежки следующих форматов</text:span><text:span text:style-name="T13"> </text:span><text:span text:style-name="T1">файлов:</text:span></text:p>
      <text:list text:style-name="L1">
        <text:list-item>
          <text:p text:style-name="P15">html</text:p>
        </text:list-item>
        <text:list-item>
          <text:p text:style-name="P15">png, jpeg, jpg, bmp... etc<text:tab/></text:p>
        </text:list-item>
        <text:list-item>
          <text:p text:style-name="P15">js</text:p>
        </text:list-item>
        <text:list-item>
          <text:p text:style-name="P16"><text:span text:style-name="T1">css</text:span><text:span text:style-name="T18"> </text:span></text:p>
        </text:list-item>
      </text:list>
      <text:p text:style-name="P11"><text:span text:style-name="T1"><text:line-break/>Вам </text:span><text:span text:style-name="T15">также </text:span><text:span text:style-name="T1">следует разработать простейшую статическую веб-страницу </text:span><text:span text:style-name="T16">(или найти уже готовую) спо­собную продемонстрировать функционал работы вебсервера </text:span><text:span text:style-name="T17">и поместить ее в папку webapp.</text:span></text:p>
      <text:p text:style-name="P12"><text:span text:style-name="T16">П</text:span><text:span text:style-name="T1">окрытие сервиса юнит-тестами не обязательно, но крайне приветствуется.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5"><text:span text:style-name="T28">Автотесты </text:span><text:span text:style-name="T29">будут запускать множество серверов на произвольных портах, поэтому потребуется пе­редавать номер порта в качестве аргумента. В виду того что вы свободны использовать любой до­ступный вам web-framework, будь то flask, django (вы вообще можете написать ваш веб-сервер ис­пользуя сокеты) требуется использовать для этого дела скрипт </text:span><text:span text:style-name="T30">запуска</text:span><text:span text:style-name="T29">. </text:span><text:span text:style-name="T31">Это продиктовано тем, </text:span><text:span text:style-name="T32">что</text:span><text:span text:style-name="T29"> некоторые веб-фреймворки </text:span><text:span text:style-name="T33">навязывают</text:span><text:span text:style-name="T29"> индивидуальные способы запуска </text:span><text:span text:style-name="T33">приложения</text:span><text:span text:style-name="T29">. Что не подходит в целях унификации. Требования к наименованию папки со статическим контентом пред­полагают, что тестовый веб-сайт будет перемещен на ваш вебсервер и </text:span><text:span text:style-name="T34">корректность отображения </text:span><text:span text:style-name="T29">его содержим</text:span><text:span text:style-name="T35">ого </text:span><text:span text:style-name="T29">будет проверен</text:span><text:span text:style-name="T36">а</text:span><text:span text:style-name="T29"> средствами автоматического тестирования, например Selenide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Light" svg:font-family="'Cantarell Light'" style:font-adornments="Light" style:font-pitch="variable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ans" svg:font-family="Sans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</office:styles>
  <office:automatic-styles>
    <style:page-layout style:name="Mpm1">
      <style:page-layout-properties fo:page-width="8.2701in" fo:page-height="11.6902in" style:num-format="1" style:print-orientation="portrait" fo:margin-top="0.2736in" fo:margin-bottom="0.5311in" fo:margin-left="0.2866in" fo:margin-right="0.2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2:16:39.340613412</meta:creation-date>
    <dc:date>2023-11-23T19:28:26.376262916</dc:date>
    <meta:editing-duration>P6DT4H56M52S</meta:editing-duration>
    <meta:editing-cycles>401</meta:editing-cycles>
    <meta:generator>LibreOffice/7.5.7.1$Linux_X86_64 LibreOffice_project/50$Build-1</meta:generator>
    <meta:document-statistic meta:table-count="3" meta:image-count="0" meta:object-count="0" meta:page-count="1" meta:paragraph-count="15" meta:word-count="264" meta:character-count="2071" meta:non-whitespace-character-count="1823"/>
  </office:meta>
</office:document-meta>
</file>